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1c82b9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Arrow" draw:fill="none" draw:fill-color="#1c82b9" draw:textarea-vertical-align="middle"/>
    </style:style>
    <style:style style:name="gr9" style:family="graphic" style:parent-style-name="standard">
      <style:graphic-properties draw:stroke="none" draw:fill="none" draw:fill-color="#1c82b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xml:id="id2" draw:id="id2" draw:layer="layout" svg:width="21.534cm" svg:height="2.966cm" svg:x="5.373cm" svg:y="16.734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7.177cm" svg:height="2.296cm" svg:x="18.109cm" svg:y="17.021cm">
          <text:p text:style-name="P1">k.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6.042cm" svg:height="1.722cm" svg:x="1.5cm" svg:y="10.037cm">
          <text:p text:style-name="P1">boot</text:p>
          <text:p text:style-name="P1">cmd 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409cm" svg:height="10.656cm" svg:x="8.471cm" svg:y="5.6cm">
          <text:p text:style-name="P1">linuxrc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6.197cm" svg:height="1.722cm" svg:x="12.809cm" svg:y="8.219cm">
          <text:p text:style-name="P1">install.in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3.943cm" svg:height="2.105cm" svg:x="13.119cm" svg:y="13.385cm">
          <text:p text:style-name="P1">sysconfig,</text:p>
          <text:p text:style-name="P1">udev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577cm" svg:height="2.679cm" svg:x="12.964cm" svg:y="2.478cm">
          <text:p text:style-name="P1">AutoYaST</text:p>
          <text:p text:style-name="P1">pro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6.662cm" svg:height="1.818cm" svg:x="20.09cm" svg:y="10.419cm">
          <text:p text:style-name="P1">persistent</text:p>
          <text:p text:style-name="P1">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7.126cm" svg:height="1.723cm" svg:x="19.781cm" svg:y="6.592cm">
          <text:p text:style-name="P1">YaS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4.521cm" svg:y1="11.759cm" svg:x2="5.373cm" svg:y2="18.217cm" draw:start-shape="id1" draw:start-glue-point="8" draw:end-shape="id2" svg:d="m4521 11759v502l351 5956h501" svg:viewBox="0 0 853 6459">
          <text:p/>
        </draw:connector>
        <draw:connector draw:style-name="gr4" draw:text-style-name="P1" draw:layer="layout" draw:type="lines" svg:x1="7.542cm" svg:y1="10.898cm" svg:x2="8.471cm" svg:y2="10.928cm" draw:start-shape="id1" draw:start-glue-point="10" draw:end-shape="id3" svg:d="m7542 10898h502l-75 30h502" svg:viewBox="0 0 930 31">
          <text:p/>
        </draw:connector>
        <draw:connector draw:style-name="gr4" draw:text-style-name="P1" draw:layer="layout" draw:type="line" svg:x1="7.542cm" svg:y1="3.274cm" svg:x2="12.964cm" svg:y2="3.818cm" draw:start-shape="id4" draw:start-glue-point="10" draw:end-shape="id5" draw:end-glue-point="6" svg:d="m7542 3274 5422 544" svg:viewBox="0 0 5423 545">
          <text:p/>
        </draw:connector>
        <draw:connector draw:style-name="gr4" draw:text-style-name="P1" draw:layer="layout" draw:type="line" svg:x1="6.613cm" svg:y1="3.848cm" svg:x2="7.542cm" svg:y2="10.898cm" draw:start-shape="id4" draw:start-glue-point="8" draw:end-shape="id1" svg:d="m6613 3848 929 7050" svg:viewBox="0 0 930 7051">
          <text:p/>
        </draw:connector>
        <draw:custom-shape draw:style-name="gr5" draw:text-style-name="P1" xml:id="id4" draw:id="id4" draw:layer="layout" svg:width="1.859cm" svg:height="1.148cm" svg:x="5.683cm" svg:y="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4" draw:text-style-name="P1" draw:layer="layout" draw:type="line" svg:x1="11.57cm" svg:y1="10.85cm" svg:x2="12.809cm" svg:y2="9.08cm" draw:end-shape="id6" draw:end-glue-point="6" svg:d="m11570 10850 1239-1770" svg:viewBox="0 0 1240 1771">
          <text:p/>
        </draw:connector>
        <draw:connector draw:style-name="gr4" draw:text-style-name="P1" draw:layer="layout" draw:type="line" svg:x1="19.006cm" svg:y1="9.08cm" svg:x2="19.781cm" svg:y2="7.453cm" draw:start-shape="id6" draw:start-glue-point="10" draw:end-shape="id7" draw:end-glue-point="3" svg:d="m19006 9080 775-1627" svg:viewBox="0 0 776 1628">
          <text:p/>
        </draw:connector>
        <draw:connector draw:style-name="gr6" draw:text-style-name="P1" draw:layer="layout" draw:type="line" svg:x1="23.344cm" svg:y1="8.315cm" svg:x2="23.421cm" svg:y2="10.419cm" draw:start-shape="id7" draw:start-glue-point="2" draw:end-shape="id8" draw:end-glue-point="4" svg:d="m23344 8315 77 2104" svg:viewBox="0 0 78 2105">
          <text:p/>
        </draw:connector>
        <draw:connector draw:style-name="gr6" draw:text-style-name="P1" draw:layer="layout" draw:type="line" svg:x1="23.421cm" svg:y1="12.237cm" svg:x2="20.09cm" svg:y2="13.385cm" draw:start-shape="id8" draw:start-glue-point="8" draw:end-shape="id9" draw:end-glue-point="0" svg:d="m23421 12237-3331 1148" svg:viewBox="0 0 3332 1149">
          <text:p/>
        </draw:connector>
        <draw:connector draw:style-name="gr6" draw:text-style-name="P1" draw:layer="layout" draw:type="line" svg:x1="20.09cm" svg:y1="15.49cm" svg:x2="15.52cm" svg:y2="16.734cm" draw:start-shape="id9" draw:start-glue-point="2" svg:d="m20090 15490-4570 1244" svg:viewBox="0 0 4571 1245">
          <text:p/>
        </draw:connector>
        <draw:connector draw:style-name="gr4" draw:text-style-name="P1" draw:layer="layout" draw:type="line" svg:x1="17.725cm" svg:y1="4.765cm" svg:x2="19.781cm" svg:y2="7.453cm" draw:start-shape="id5" draw:start-glue-point="9" draw:end-shape="id7" svg:d="m17725 4765 2056 2688" svg:viewBox="0 0 2057 2689">
          <text:p/>
        </draw:connector>
        <draw:custom-shape draw:style-name="gr7" draw:text-style-name="P2" draw:layer="layout" svg:width="5.268cm" svg:height="1.148cm" svg:x="20.09cm" svg:y="4.296cm">
          <text:p text:style-name="P1"><text:span text:style-name="T1">blue ovals</text:span></text:p>
          <text:p text:style-name="P1"><text:span text:style-name="T1">are the data</text:span></text:p>
          <text:p text:style-name="P1"><text:span text:style-name="T1">important for YaST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26.907cm" svg:y1="7.453cm" svg:x2="25.286cm" svg:y2="18.169cm" draw:start-shape="id7" draw:start-glue-point="1" draw:end-shape="id10" draw:end-glue-point="10" svg:d="m26907 7453c751 0 1562 10716-1621 10716" svg:viewBox="0 0 2303 10717">
          <text:p/>
        </draw:connector>
        <draw:custom-shape draw:style-name="gr9" draw:text-style-name="P1" draw:layer="layout" svg:width="12.8cm" svg:height="0.9cm" svg:x="8.7cm" svg:y="1cm">
          <text:p text:style-name="P1">YaST Installation Network Config Data Flow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27cm" svg:y1="3.68cm" svg:x2="19.781cm" svg:y2="7.453cm" draw:start-shape="id4" draw:start-glue-point="9" draw:end-shape="id7" draw:end-glue-point="3" svg:d="m7270 3680 12511 3773" svg:viewBox="0 0 12512 37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3T10:29:56</meta:creation-date>
    <dc:date>2014-02-18T13:29:31.702521927</dc:date>
    <meta:editing-duration>PT3H7M54S</meta:editing-duration>
    <meta:editing-cycles>5</meta:editing-cycles>
    <meta:generator>LibreOffice/4.1.4.2$Linux_X86_64 LibreOffice_project/410m0$Build-2</meta:generator>
    <dc:title>installation-network-config-data-flow</dc:title>
    <meta:document-statistic meta:object-count="24"/>
  </office:meta>
</office:document-meta>
</file>